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s" fo:country="PE"/>
    </style:style>
    <style:style style:name="P2" style:parent-style-name="Párrafodelista" style:list-style-name="LFO1" style:family="paragraph">
      <style:text-properties fo:language="es" fo:country="PE"/>
    </style:style>
    <style:style style:name="P3" style:parent-style-name="Párrafodelista" style:family="paragraph">
      <style:text-properties fo:language="es" fo:country="PE"/>
    </style:style>
    <style:style style:name="P4" style:parent-style-name="Párrafodelista" style:list-style-name="LFO1" style:family="paragraph">
      <style:text-properties fo:language="es" fo:country="PE"/>
    </style:style>
    <style:style style:name="P5" style:parent-style-name="Párrafodelista" style:family="paragraph">
      <style:text-properties fo:language="es" fo:country="PE"/>
    </style:style>
    <style:style style:name="P6" style:parent-style-name="Párrafodelista" style:list-style-name="LFO1" style:family="paragraph">
      <style:text-properties fo:language="es" fo:country="PE"/>
    </style:style>
    <style:style style:name="T7" style:parent-style-name="Fuentedepárrafopredeter." style:family="text">
      <style:text-properties fo:language="es" fo:country="PE"/>
    </style:style>
  </office:automatic-styles>
  <office:body>
    <office:text text:use-soft-page-breaks="true">
      <text:p text:style-name="P1">Trabajo de investigación de economía<text:s/></text:p>
      <text:list text:style-name="LFO1" text:continue-numbering="true">
        <text:list-item>
          <text:p text:style-name="P2">¿Que son las<text:s/>Fintech?<text:s/></text:p>
        </text:list-item>
      </text:list>
      <text:p text:style-name="P3">Son bancos digitales<text:s/>emergentes<text:s/>que<text:s/>van a competir a con los bancos tradicionales</text:p>
      <text:list text:style-name="LFO1" text:continue-numbering="true">
        <text:list-item>
          <text:p text:style-name="P4">¿Cuáles son los objetivos de la Fintech?</text:p>
        </text:list-item>
      </text:list>
      <text:p text:style-name="P5">Usar la tecnología para ayudar a las personas que no tienen tanta capacidad económica a cumplir sus proyectos.</text:p>
      <text:list text:style-name="LFO1" text:continue-numbering="true">
        <text:list-item>
          <text:p text:style-name="P6">¿Que opinas de las Fintech?</text:p>
        </text:list-item>
      </text:list>
      <text:p text:style-name="Párrafodelista"><text:span text:style-name="T7">Que esta muy bien que traten de ayudar <text:s/>a las personas que tienen proyectos en mente pero no pueden realizarlo por falta de diner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Paul David Pacheco Flores</meta:initial-creator>
    <dc:creator>Jean Paul David Pacheco Flores</dc:creator>
    <meta:creation-date>2020-11-04T17:16:00Z</meta:creation-date>
    <dc:date>2020-11-04T17:42:00Z</dc:date>
    <meta:template xlink:href="Normal" xlink:type="simple"/>
    <meta:editing-cycles>1</meta:editing-cycles>
    <meta:editing-duration>PT1560S</meta:editing-duration>
    <meta:document-statistic meta:page-count="1" meta:paragraph-count="1" meta:word-count="69" meta:character-count="453" meta:row-count="3" meta:non-whitespace-character-count="385"/>
  </office:meta>
</office:document-meta>
</file>